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9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16.12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31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Arial" style:font-name-asian="Arial"/>
    </style:style>
  </office:automatic-styles>
  <office:body>
    <office:spreadsheet>
      <table:calculation-settings>
        <table:iteration table:steps="1"/>
      </table:calculation-settings>
      <table:content-validations>
        <table:content-validation table:name="val1" table:condition="of:cell-content-is-decimal-number() and cell-content()=0" table:allow-empty-cell="true" table:base-cell-address="Feuille1.E21"/>
      </table:content-validations>
      <table:table table:name="Feuille1" table:style-name="ta1" table:print-ranges="Feuille1.A1:Feuille1.E2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eau choix tamis </text:p>
          </table:table-cell>
          <table:covered-table-cell table:number-columns-repeated="5" table:style-name="ce18"/>
          <table:table-cell table:style-name="ce18" table:number-columns-repeated="1018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d=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style-name="ce2" office:value-type="string" calcext:value-type="string">
            <text:p>Masse d’échantillon :</text:p>
          </table:table-cell>
          <table:table-cell table:style-name="ce11" table:formula="of:=6*1.7*[.B4]^(1/2)" office:value-type="float" office:value="20.4" calcext:value-type="float">
            <text:p>20,4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=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style-name="ce2" office:value-type="string" calcext:value-type="string">
            <text:p>Masse prise d’essai :</text:p>
          </table:table-cell>
          <table:table-cell table:style-name="ce11" table:formula="of:=([.B4]/10)*([.B4]/10)" office:value-type="float" office:value="0.16" calcext:value-type="float">
            <text:p>0,16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6"/>
          <table:table-cell table:number-columns-repeated="2"/>
          <table:table-cell table:style-name="ce12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2" table:number-rows-spanned="1">
            <text:p>Tamis obligatoires compris entre d/D</text:p>
          </table:table-cell>
          <table:covered-table-cell table:style-name="ce7"/>
          <table:table-cell table:style-name="ce10"/>
          <table:table-cell table:style-name="ce3" office:value-type="string" calcext:value-type="string" table:number-columns-spanned="2" table:number-rows-spanned="1">
            <text:p>Tamis à déterminer</text:p>
          </table:table-cell>
          <table:covered-table-cell table:style-name="ce13"/>
          <table:table-cell table:style-name="ce10" table:number-columns-repeated="1019"/>
        </table:table-row>
        <table:table-row table:style-name="ro2">
          <table:table-cell office:value-type="float" office:value="0.063" calcext:value-type="float">
            <text:p>0,063</text:p>
          </table:table-cell>
          <table:table-cell table:formula="of:=[.A7]" office:value-type="float" office:value="0.063" calcext:value-type="float">
            <text:p>0,063</text:p>
          </table:table-cell>
          <table:table-cell/>
          <table:table-cell table:style-name="ce4" office:value-type="string" calcext:value-type="string">
            <text:p>d/2</text:p>
          </table:table-cell>
          <table:table-cell table:style-name="ce14" table:formula="of:=[.B3]/2" office:value-type="float" office:value="0" calcext:value-type="float">
            <text:p>0,0</text:p>
          </table:table-cell>
          <table:table-cell table:number-columns-repeated="1019"/>
        </table:table-row>
        <table:table-row table:style-name="ro2">
          <table:table-cell office:value-type="float" office:value="0.125" calcext:value-type="float">
            <text:p>0,125</text:p>
          </table:table-cell>
          <table:table-cell table:formula="of:=IF(AND([.A8]&lt;=[.$B$4];[.A8]&gt;=[.$B$3]);[.A8];&quot;&quot;)" office:value-type="float" office:value="0.125" calcext:value-type="float">
            <text:p>0,125</text:p>
          </table:table-cell>
          <table:table-cell/>
          <table:table-cell table:style-name="ce4" office:value-type="string" calcext:value-type="string">
            <text:p>d</text:p>
          </table:table-cell>
          <table:table-cell table:style-name="ce14" table:formula="of:=[.B3]" office:value-type="float" office:value="0" calcext:value-type="float">
            <text:p>0,0</text:p>
          </table:table-cell>
          <table:table-cell table:number-columns-repeated="1019"/>
        </table:table-row>
        <table:table-row table:style-name="ro2">
          <table:table-cell office:value-type="float" office:value="0.25" calcext:value-type="float">
            <text:p>0,25</text:p>
          </table:table-cell>
          <table:table-cell table:formula="of:=IF(AND([.A9]&lt;=[.$B$4];[.A9]&gt;=[.$B$3]);[.A9];&quot;&quot;)" office:value-type="float" office:value="0.25" calcext:value-type="float">
            <text:p>0,25</text:p>
          </table:table-cell>
          <table:table-cell/>
          <table:table-cell table:style-name="ce4" office:value-type="string" calcext:value-type="string">
            <text:p>D/2</text:p>
          </table:table-cell>
          <table:table-cell table:style-name="ce14" table:formula="of:=IF([.B4]/[.B3]&gt;=4;[.B4]/2;&quot;&quot;)" office:value-type="string" office:string-value="" calcext:value-type="error">
            <text:p>#DIV/0 !</text:p>
          </table:table-cell>
          <table:table-cell office:value-type="string" calcext:value-type="string">
            <text:p>si D/d<text:span text:style-name="T1">≥4</text:span></text:p>
          </table:table-cell>
          <table:table-cell table:number-columns-repeated="1018"/>
        </table:table-row>
        <table:table-row table:style-name="ro2">
          <table:table-cell office:value-type="float" office:value="0.5" calcext:value-type="float">
            <text:p>0,5</text:p>
          </table:table-cell>
          <table:table-cell table:formula="of:=IF(AND([.A10]&lt;=[.$B$4];[.A10]&gt;=[.$B$3]);[.A10];&quot;&quot;)" office:value-type="float" office:value="0.5" calcext:value-type="float">
            <text:p>0,5</text:p>
          </table:table-cell>
          <table:table-cell/>
          <table:table-cell table:style-name="ce4" office:value-type="string" calcext:value-type="string">
            <text:p>D/1,4</text:p>
          </table:table-cell>
          <table:table-cell table:style-name="ce14" table:formula="of:=IF(([.B4]/[.B3]&lt;=4)AND([.B4]/[.B3]&gt;=2);[.B4]/1.4;&quot;&quot;)" office:value-type="string" office:string-value="" calcext:value-type="error">
            <text:p>#DIV/0 !</text:p>
          </table:table-cell>
          <table:table-cell office:value-type="string" calcext:value-type="string">
            <text:p>si 2<text:span text:style-name="T1">≤D/d≤4</text:span>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IF(AND([.A11]&lt;=[.$B$4];[.A11]&gt;=[.$B$3]);[.A11];&quot;&quot;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D</text:p>
          </table:table-cell>
          <table:table-cell table:style-name="ce14" table:formula="of:=[.B4]" office:value-type="float" office:value="4" calcext:value-type="float">
            <text:p>4,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IF(AND([.A12]&lt;=[.$B$4];[.A12]&gt;=[.$B$3]);[.A12];&quot;&quot;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1,4D</text:p>
          </table:table-cell>
          <table:table-cell table:style-name="ce14" table:formula="of:=1.4*[.B4]" office:value-type="float" office:value="5.6" calcext:value-type="float">
            <text:p>5,6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F(AND([.A13]&lt;=[.$B$4];[.A13]&gt;=[.$B$3]);[.A13];&quot;&quot;)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2D</text:p>
          </table:table-cell>
          <table:table-cell table:style-name="ce14" table:formula="of:=[.B4]*2" office:value-type="float" office:value="8" calcext:value-type="float">
            <text:p>8,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F(AND([.A14]&lt;=[.$B$4];[.A14]&gt;=[.$B$3]);[.A14];&quot;&quot;)">
            <text:p/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IF(AND([.A15]&lt;=[.$B$4];[.A15]&gt;=[.$B$3]);[.A15];&quot;&quot;)">
            <text:p/>
          </table:table-cell>
          <table:table-cell table:number-columns-repeated="1022"/>
        </table:table-row>
        <table:table-row table:style-name="ro2">
          <table:table-cell office:value-type="float" office:value="31.5" calcext:value-type="float">
            <text:p>31,5</text:p>
          </table:table-cell>
          <table:table-cell table:formula="of:=IF(AND([.A16]&lt;=[.$B$4];[.A16]&gt;=[.$B$3]);[.A16];&quot;&quot;)">
            <text:p/>
          </table:table-cell>
          <table:table-cell table:number-columns-repeated="1022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IF(AND([.A17]&lt;=[.$B$4];[.A17]&gt;=[.$B$3]);[.A17];&quot;&quot;)">
            <text:p/>
          </table:table-cell>
          <table:table-cell table:number-columns-repeated="1022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IF(AND([.A18]&lt;=[.$B$4];[.A18]&gt;=[.$B$3]);[.A18];&quot;&quot;)">
            <text:p/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2"/>
          <table:table-cell table:content-validation-name="val1"/>
          <table:table-cell table:number-columns-repeated="1019"/>
        </table:table-row>
      </table:table>
      <table:named-expressions/>
      <table:database-ranges>
        <table:database-range table:name="__Anonymous_Sheet_DB__0" table:target-range-address="Feuille1.A3:Feuille1.B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: R2.DLCF.DMM.014</text:p>
        <text:p>révision 1</text:p>
        <text:p>Du 15/04/2020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22:14.1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09:33:55.52</meta:creation-date>
    <dc:date>2020-04-15T17:22:38.690000000</dc:date>
    <meta:editing-duration>PT21M34S</meta:editing-duration>
    <meta:editing-cycles>13</meta:editing-cycles>
    <meta:generator>LibreOffice/6.1.4.2$Windows_X86_64 LibreOffice_project/9d0f32d1f0b509096fd65e0d4bec26ddd1938fd3</meta:generator>
    <dc:creator>Alexandre CUER</dc:creator>
    <meta:document-statistic meta:table-count="1" meta:cell-count="51" meta:object-count="0"/>
  </office:meta>
</office:document-meta>
</file>